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73d" officeooo:paragraph-rsid="0012873d"/>
    </style:style>
    <style:style style:name="P2" style:family="paragraph" style:parent-style-name="Standard">
      <style:text-properties fo:font-weight="bold" officeooo:rsid="0015106e" officeooo:paragraph-rsid="0015106e" style:font-weight-asian="bold" style:font-weight-complex="bold"/>
    </style:style>
    <style:style style:name="P3" style:family="paragraph" style:parent-style-name="Standard">
      <style:text-properties officeooo:rsid="0015106e" officeooo:paragraph-rsid="0015106e"/>
    </style:style>
    <style:style style:name="T1" style:family="text">
      <style:text-properties officeooo:rsid="0013e7a5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3e7a5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My </text:span><text:span text:style-name="T4">Rust</text:span><text:span text:style-name="T3"> class Note:</text:span></text:p>
      <text:p text:style-name="P1"><text:span text:style-name="T3"/></text:p>
      <text:p text:style-name="P3"><text:span text:style-name="T5">1. </text:span><text:span text:style-name="T2">cargo new &lt;folder name&gt; </text:span><text:span text:style-name="T7">This create a new folder including the cargo component (Cargo.toml)</text:span></text:p>
      <text:p text:style-name="P3"><text:span text:style-name="T8">2.</text:span><text:span text:style-name="T7"> </text:span><text:span text:style-name="T2">cargo run </text:span><text:span text:style-name="T7"><text:s/>this will run the program</text:span></text:p>
      <text:p text:style-name="P2"><text:span text:style-name="T9">3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01:02:14.757865260</meta:creation-date>
    <dc:date>2022-12-12T02:44:38.942661630</dc:date>
    <meta:editing-duration>PT4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8" meta:character-count="155" meta:non-whitespace-character-count="129"/>
  </office:meta>
</office:document-meta>
</file>